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F0000000F084F2FE007DE550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8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text-properties fo:color="#333333" style:font-name="Roboto" fo:font-size="48pt" fo:font-weight="bold" fo:background-color="transparent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color="#333333" style:font-name="Roboto" fo:font-size="48pt" fo:font-weight="bold" fo:background-color="transparent" style:font-size-asian="18pt" style:font-weight-asian="bold" style:font-size-complex="18pt" style:font-weight-complex="bold"/>
    </style:style>
    <style:style style:name="P4" style:family="paragraph">
      <style:text-properties fo:color="#ff6600" style:font-name="Roboto" fo:font-size="44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color="#ff6600" style:font-name="Roboto" fo:font-size="44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333333" style:font-name="Roboto" fo:font-size="48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color="#ff6600" style:font-name="Roboto" fo:font-size="4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066cm" svg:height="4.066cm" svg:x="2.538cm" svg:y="1.268cm">
          <draw:image xlink:href="Pictures/10000201000000F0000000F084F2FE007DE55089.png" xlink:type="simple" xlink:show="embed" xlink:actuate="onLoad">
            <text:p/>
          </draw:image>
        </draw:frame>
        <draw:frame draw:style-name="gr2" draw:text-style-name="P3" draw:layer="layout" svg:width="20.83cm" svg:height="2.482cm" svg:x="6.824cm" svg:y="1.163cm">
          <draw:text-box>
            <text:p text:style-name="P2"><text:span text:style-name="T1">Biodiversity Atlas Sweden</text:span></text:p>
          </draw:text-box>
        </draw:frame>
        <draw:frame draw:style-name="gr3" draw:text-style-name="P5" draw:layer="layout" svg:width="16.002cm" svg:height="2.3cm" svg:x="6.824cm" svg:y="3.048cm">
          <draw:text-box>
            <text:p text:style-name="P4"><text:span text:style-name="T2">bioatlas.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8:50:53.928185948</meta:creation-date>
    <dc:date>2019-09-02T19:15:01.355888914</dc:date>
    <meta:editing-duration>PT13M26S</meta:editing-duration>
    <meta:editing-cycles>2</meta:editing-cycles>
    <meta:generator>LibreOffice/5.1.6.2$Linux_X86_64 LibreOffice_project/10m0$Build-2</meta:generator>
    <meta:document-statistic meta:object-count="26"/>
  </office:meta>
</office:document-meta>
</file>